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Replacements/Object 31" manifest:media-type="application/x-openoffice-gdimetafile;windows_formatname=&quot;GDIMetaFile&quot;"/>
  <manifest:file-entry manifest:full-path="ObjectReplacements/Object 1" manifest:media-type="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" manifest:media-type="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"/>
  <manifest:file-entry manifest:full-path="ObjectReplacements/Object 22" manifest:media-type=""/>
  <manifest:file-entry manifest:full-path="ObjectReplacements/Object 23" manifest:media-type=""/>
  <manifest:file-entry manifest:full-path="ObjectReplacements/Object 24" manifest:media-type=""/>
  <manifest:file-entry manifest:full-path="ObjectReplacements/Object 25" manifest:media-type=""/>
  <manifest:file-entry manifest:full-path="ObjectReplacements/Object 26" manifest:media-type=""/>
  <manifest:file-entry manifest:full-path="ObjectReplacements/Object 27" manifest:media-type=""/>
  <manifest:file-entry manifest:full-path="ObjectReplacements/Object 28" manifest:media-type=""/>
  <manifest:file-entry manifest:full-path="ObjectReplacements/Object 29" manifest:media-type=""/>
  <manifest:file-entry manifest:full-path="ObjectReplacements/Object 30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3" manifest:media-type="application/vnd.oasis.opendocument.formula"/>
  <manifest:file-entry manifest:full-path="Object 33/content.xml" manifest:media-type="text/xml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manifest.rdf" manifest:media-type="application/rdf+xml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Yu Mincho" svg:font-family="'Yu Mincho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  <style:font-face style:name="Yu Gothic Light" svg:font-family="'Yu Gothic Light'" style:font-family-generic="swiss" style:font-pitch="variable"/>
  </office:font-face-decls>
  <office:automatic-styles>
    <style:style style:name="Tableau2" style:family="table">
      <style:table-properties style:width="16.002cm" fo:margin-left="0cm" table:align="left"/>
    </style:style>
    <style:style style:name="Tableau2.A" style:family="table-column">
      <style:table-column-properties style:column-width="4.773cm"/>
    </style:style>
    <style:style style:name="Tableau2.C" style:family="table-column">
      <style:table-column-properties style:column-width="1.683cm"/>
    </style:style>
    <style:style style:name="Tableau2.A1" style:family="table-cell">
      <style:table-cell-properties fo:padding-left="0.191cm" fo:padding-right="0.191cm" fo:padding-top="0cm" fo:padding-bottom="0cm" fo:border="none" style:writing-mode="lr-tb"/>
    </style:style>
    <style:style style:name="Tableau2.C2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au3" style:family="table">
      <style:table-properties style:width="4.374cm" fo:margin-left="0cm" table:align="left"/>
    </style:style>
    <style:style style:name="Tableau3.A" style:family="table-column">
      <style:table-column-properties style:column-width="1.976cm"/>
    </style:style>
    <style:style style:name="Tableau3.B" style:family="table-column">
      <style:table-column-properties style:column-width="2.399cm"/>
    </style:style>
    <style:style style:name="Tableau3.1" style:family="table-row">
      <style:table-row-properties style:min-row-height="0.529cm"/>
    </style:style>
    <style:style style:name="Tableau3.A1" style:family="table-cell">
      <style:table-cell-properties style:vertical-align="middle" fo:background-color="#a6a6a6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3.B1" style:family="table-cell">
      <style:table-cell-properties style:vertical-align="middle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/>
    </style:style>
    <style:style style:name="Tableau3.A2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3.B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.A3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3.B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.A4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3.B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4" style:family="table">
      <style:table-properties style:width="4.374cm" fo:margin-left="0cm" table:align="left"/>
    </style:style>
    <style:style style:name="Tableau4.A" style:family="table-column">
      <style:table-column-properties style:column-width="1.976cm"/>
    </style:style>
    <style:style style:name="Tableau4.B" style:family="table-column">
      <style:table-column-properties style:column-width="2.399cm"/>
    </style:style>
    <style:style style:name="Tableau4.1" style:family="table-row">
      <style:table-row-properties style:min-row-height="0.529cm"/>
    </style:style>
    <style:style style:name="Tableau4.A1" style:family="table-cell">
      <style:table-cell-properties style:vertical-align="middle" fo:background-color="#a6a6a6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4.B1" style:family="table-cell">
      <style:table-cell-properties style:vertical-align="middle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/>
    </style:style>
    <style:style style:name="Tableau4.A2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4.B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4.A3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4.B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4.A4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4.B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5" style:family="table">
      <style:table-properties style:width="4.374cm" fo:margin-left="0cm" table:align="left"/>
    </style:style>
    <style:style style:name="Tableau5.A" style:family="table-column">
      <style:table-column-properties style:column-width="1.976cm"/>
    </style:style>
    <style:style style:name="Tableau5.B" style:family="table-column">
      <style:table-column-properties style:column-width="2.399cm"/>
    </style:style>
    <style:style style:name="Tableau5.1" style:family="table-row">
      <style:table-row-properties style:min-row-height="0.529cm"/>
    </style:style>
    <style:style style:name="Tableau5.A1" style:family="table-cell">
      <style:table-cell-properties style:vertical-align="middle" fo:background-color="#a6a6a6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5.B1" style:family="table-cell">
      <style:table-cell-properties style:vertical-align="middle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/>
    </style:style>
    <style:style style:name="Tableau5.A2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5.B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5.A3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5.B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5.A4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5.B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" style:family="table">
      <style:table-properties style:width="4.374cm" fo:margin-left="0cm" table:align="left"/>
    </style:style>
    <style:style style:name="Tableau3.A" style:family="table-column">
      <style:table-column-properties style:column-width="1.976cm"/>
    </style:style>
    <style:style style:name="Tableau3.B" style:family="table-column">
      <style:table-column-properties style:column-width="2.399cm"/>
    </style:style>
    <style:style style:name="Tableau3.1" style:family="table-row">
      <style:table-row-properties style:min-row-height="0.529cm"/>
    </style:style>
    <style:style style:name="Tableau3.A1" style:family="table-cell">
      <style:table-cell-properties style:vertical-align="middle" fo:background-color="#a6a6a6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3.B1" style:family="table-cell">
      <style:table-cell-properties style:vertical-align="middle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/>
    </style:style>
    <style:style style:name="Tableau3.A2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3.B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.A3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3.B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.A4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3.B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4" style:family="table">
      <style:table-properties style:width="4.374cm" fo:margin-left="0cm" table:align="left"/>
    </style:style>
    <style:style style:name="Tableau4.A" style:family="table-column">
      <style:table-column-properties style:column-width="1.976cm"/>
    </style:style>
    <style:style style:name="Tableau4.B" style:family="table-column">
      <style:table-column-properties style:column-width="2.399cm"/>
    </style:style>
    <style:style style:name="Tableau4.1" style:family="table-row">
      <style:table-row-properties style:min-row-height="0.529cm"/>
    </style:style>
    <style:style style:name="Tableau4.A1" style:family="table-cell">
      <style:table-cell-properties style:vertical-align="middle" fo:background-color="#a6a6a6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4.B1" style:family="table-cell">
      <style:table-cell-properties style:vertical-align="middle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/>
    </style:style>
    <style:style style:name="Tableau4.A2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4.B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4.A3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4.B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4.A4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4.B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5" style:family="table">
      <style:table-properties style:width="4.374cm" fo:margin-left="0cm" table:align="left"/>
    </style:style>
    <style:style style:name="Tableau5.A" style:family="table-column">
      <style:table-column-properties style:column-width="1.976cm"/>
    </style:style>
    <style:style style:name="Tableau5.B" style:family="table-column">
      <style:table-column-properties style:column-width="2.399cm"/>
    </style:style>
    <style:style style:name="Tableau5.1" style:family="table-row">
      <style:table-row-properties style:min-row-height="0.529cm"/>
    </style:style>
    <style:style style:name="Tableau5.A1" style:family="table-cell">
      <style:table-cell-properties style:vertical-align="middle" fo:background-color="#a6a6a6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5.B1" style:family="table-cell">
      <style:table-cell-properties style:vertical-align="middle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/>
    </style:style>
    <style:style style:name="Tableau5.A2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5.B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5.A3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5.B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5.A4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5.B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6" style:family="table">
      <style:table-properties style:width="7.625cm" fo:margin-left="0cm" table:align="left"/>
    </style:style>
    <style:style style:name="Tableau6.A" style:family="table-column">
      <style:table-column-properties style:column-width="3.875cm"/>
    </style:style>
    <style:style style:name="Tableau6.B" style:family="table-column">
      <style:table-column-properties style:column-width="3.75cm"/>
    </style:style>
    <style:style style:name="Tableau6.1" style:family="table-row">
      <style:table-row-properties style:min-row-height="0.529cm"/>
    </style:style>
    <style:style style:name="Tableau6.A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6.B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6.A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6.B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P1" style:family="paragraph" style:parent-style-name="Footer">
      <style:text-properties fo:color="#808080" loext:opacity="100%" fo:language="en" fo:country="US" officeooo:rsid="001b3f4d" officeooo:paragraph-rsid="001b3f4d"/>
    </style:style>
    <style:style style:name="P2" style:family="paragraph" style:parent-style-name="Standard">
      <style:text-properties officeooo:paragraph-rsid="00254565"/>
    </style:style>
    <style:style style:name="P3" style:family="paragraph" style:parent-style-name="Normal">
      <style:paragraph-properties fo:line-height="115%"/>
      <style:text-properties fo:language="en" fo:country="US"/>
    </style:style>
    <style:style style:name="P4" style:family="paragraph" style:parent-style-name="Normal">
      <style:paragraph-properties fo:line-height="115%"/>
      <style:text-properties fo:language="en" fo:country="US" officeooo:paragraph-rsid="0023cf49"/>
    </style:style>
    <style:style style:name="P5" style:family="paragraph" style:parent-style-name="Normal">
      <style:paragraph-properties fo:line-height="115%"/>
      <style:text-properties fo:language="en" fo:country="US" style:font-name-asian="Yu Mincho"/>
    </style:style>
    <style:style style:name="P6" style:family="paragraph" style:parent-style-name="Normal">
      <style:paragraph-properties fo:line-height="115%"/>
    </style:style>
    <style:style style:name="P7" style:family="paragraph" style:parent-style-name="Normal">
      <style:paragraph-properties fo:margin-top="0cm" fo:margin-bottom="0cm" style:contextual-spacing="false" fo:line-height="115%"/>
      <style:text-properties fo:language="en" fo:country="US" style:font-weight-complex="bold"/>
    </style:style>
    <style:style style:name="P8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fo:language="en" fo:country="US" style:font-weight-complex="bold"/>
    </style:style>
    <style:style style:name="P9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fo:color="#ffffff" loext:opacity="100%" style:font-name="Calibri" fo:language="en" fo:country="US" fo:font-weight="bold" style:font-name-asian="Times New Roman" style:language-asian="fr" style:country-asian="FR" style:font-weight-asian="bold" style:font-name-complex="Times New Roman" style:font-weight-complex="bold"/>
    </style:style>
    <style:style style:name="P10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color="#ffffff" loext:opacity="100%" style:font-name="Calibri" fo:language="en" fo:country="US" fo:font-weight="bold" officeooo:paragraph-rsid="00254565" style:font-name-asian="Times New Roman" style:language-asian="fr" style:country-asian="FR" style:font-weight-asian="bold" style:font-name-complex="Times New Roman" style:font-weight-complex="bold"/>
    </style:style>
    <style:style style:name="P11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fo:color="#000000" loext:opacity="100%" style:font-name="Calibri" fo:language="en" fo:country="US" style:font-name-asian="Times New Roman" style:language-asian="fr" style:country-asian="FR" style:font-name-complex="Times New Roman"/>
    </style:style>
    <style:style style:name="P12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Calibri" fo:language="en" fo:country="US" officeooo:paragraph-rsid="00254565" style:font-name-asian="Times New Roman" style:language-asian="fr" style:country-asian="FR" style:font-name-complex="Times New Roman"/>
    </style:style>
    <style:style style:name="P13" style:family="paragraph" style:parent-style-name="Normal">
      <style:paragraph-properties fo:margin-top="0cm" fo:margin-bottom="0cm" style:contextual-spacing="false" fo:line-height="115%" fo:text-align="center" style:justify-single-word="false"/>
    </style:style>
    <style:style style:name="P14" style:family="paragraph" style:parent-style-name="Normal">
      <style:paragraph-properties fo:margin-left="2.498cm" fo:margin-right="0cm" fo:line-height="115%" fo:text-indent="0cm" style:auto-text-indent="false">
        <style:tab-stops/>
      </style:paragraph-properties>
    </style:style>
    <style:style style:name="P15" style:family="paragraph" style:parent-style-name="Normal">
      <style:paragraph-properties fo:margin-left="2.498cm" fo:margin-right="0cm" fo:line-height="115%" fo:text-indent="0cm" style:auto-text-indent="false">
        <style:tab-stops/>
      </style:paragraph-properties>
      <style:text-properties fo:language="en" fo:country="US"/>
    </style:style>
    <style:style style:name="P16" style:family="paragraph" style:parent-style-name="Normal">
      <style:paragraph-properties fo:margin-left="2.498cm" fo:margin-right="0cm" fo:line-height="115%" fo:text-indent="1.249cm" style:auto-text-indent="false">
        <style:tab-stops/>
      </style:paragraph-properties>
      <style:text-properties fo:language="en" fo:country="US"/>
    </style:style>
    <style:style style:name="P17" style:family="paragraph" style:parent-style-name="Normal">
      <style:paragraph-properties fo:margin-left="2.498cm" fo:margin-right="0cm" fo:line-height="115%" fo:text-indent="1.249cm" style:auto-text-indent="false">
        <style:tab-stops/>
      </style:paragraph-properties>
    </style:style>
    <style:style style:name="P18" style:family="paragraph" style:parent-style-name="Normal">
      <style:paragraph-properties fo:margin-left="0cm" fo:margin-right="0cm" fo:line-height="115%" fo:text-indent="0cm" style:auto-text-indent="false">
        <style:tab-stops/>
      </style:paragraph-properties>
      <style:text-properties fo:language="en" fo:country="US"/>
    </style:style>
    <style:style style:name="P19" style:family="paragraph" style:parent-style-name="Normal">
      <style:paragraph-properties fo:margin-left="1.249cm" fo:margin-right="0cm" fo:line-height="115%" fo:text-indent="1.249cm" style:auto-text-indent="false">
        <style:tab-stops/>
      </style:paragraph-properties>
    </style:style>
    <style:style style:name="P20" style:family="paragraph" style:parent-style-name="Title" style:master-page-name="MP0">
      <style:paragraph-properties style:page-number="auto"/>
    </style:style>
    <style:style style:name="P21" style:family="paragraph" style:parent-style-name="Heading_20_1">
      <style:text-properties fo:font-weight="normal" style:font-weight-asian="normal" style:font-weight-complex="normal"/>
    </style:style>
    <style:style style:name="P22" style:family="paragraph" style:parent-style-name="Paragraphe_20_de_20_liste" style:list-style-name="L1">
      <style:paragraph-properties fo:line-height="115%"/>
      <style:text-properties officeooo:paragraph-rsid="001d4463"/>
    </style:style>
    <style:style style:name="P23" style:family="paragraph" style:parent-style-name="Paragraphe_20_de_20_liste" style:list-style-name="L1">
      <style:paragraph-properties fo:line-height="115%"/>
      <style:text-properties officeooo:paragraph-rsid="0014a135"/>
    </style:style>
    <style:style style:name="P24" style:family="paragraph">
      <style:paragraph-properties fo:text-align="center"/>
    </style:style>
    <style:style style:name="T1" style:family="text">
      <style:text-properties officeooo:rsid="001c1c5b"/>
    </style:style>
    <style:style style:name="T2" style:family="text">
      <style:text-properties fo:color="#000000" loext:opacity="100%" officeooo:rsid="001c1c5b"/>
    </style:style>
    <style:style style:name="T3" style:family="text">
      <style:text-properties fo:color="#ffffff" loext:opacity="100%" style:font-name="Calibri" fo:language="en" fo:country="US" fo:font-weight="bold" style:font-name-asian="Times New Roman" style:language-asian="fr" style:country-asian="FR" style:font-weight-asian="bold" style:font-name-complex="Times New Roman" style:font-weight-complex="bold"/>
    </style:style>
    <style:style style:name="T4" style:family="text">
      <style:text-properties fo:language="en" fo:country="US"/>
    </style:style>
    <style:style style:name="T5" style:family="text">
      <style:text-properties fo:language="en" fo:country="US" style:font-name-asian="Yu Mincho"/>
    </style:style>
    <style:style style:name="T6" style:family="text">
      <style:text-properties fo:language="en" fo:country="US" style:font-name-asian="Yu Mincho" style:font-style-complex="italic"/>
    </style:style>
    <style:style style:name="T7" style:family="text">
      <style:text-properties fo:language="en" fo:country="US" fo:font-weight="bold" style:font-weight-asian="bold"/>
    </style:style>
    <style:style style:name="T8" style:family="text">
      <style:text-properties fo:language="en" fo:country="US" fo:font-weight="bold" style:font-weight-asian="bold" style:font-weight-complex="bold"/>
    </style:style>
    <style:style style:name="T9" style:family="text">
      <style:text-properties fo:language="en" fo:country="US" fo:font-weight="bold" style:font-name-asian="Yu Mincho" style:font-weight-asian="bold" style:font-weight-complex="bold"/>
    </style:style>
    <style:style style:name="T10" style:family="text">
      <style:text-properties fo:language="en" fo:country="US" style:font-weight-complex="bold"/>
    </style:style>
    <style:style style:name="T11" style:family="text">
      <style:text-properties fo:font-size="7pt" fo:language="en" fo:country="US" style:font-name-asian="Yu Mincho" style:font-size-asian="7pt" style:font-size-complex="7pt"/>
    </style:style>
    <style:style style:name="T12" style:family="text">
      <style:text-properties fo:font-size="4pt" fo:language="en" fo:country="US" style:font-name-asian="Yu Mincho" style:font-size-asian="4pt" style:font-size-complex="4pt"/>
    </style:style>
    <style:style style:name="fr1" style:family="graphic" style:parent-style-name="Frame">
      <style:graphic-properties fo:margin-top="0cm" fo:margin-bottom="0cm" style:wrap="run-through" style:number-wrapped-paragraphs="no-limit" style:vertical-pos="from-top" style:vertical-rel="paragraph" style:horizontal-pos="from-left" style:horizontal-rel="paragraph" fo:padding="0.15cm" fo:border="none" draw:wrap-influence-on-position="once-concurrent" loext:allow-overlap="true">
        <style:columns fo:column-count="1" fo:column-gap="0cm"/>
      </style:graphic-properties>
    </style:style>
    <style:style style:name="fr2" style:family="graphic" style:parent-style-name="OLE">
      <style:graphic-properties style:vertical-pos="middle" style:vertical-rel="text" draw:wrap-influence-on-position="once-concurrent" loext:allow-overlap="true" draw:ole-draw-aspect="1"/>
    </style:style>
    <style:style style:name="fr3" style:family="graphic" style:parent-style-name="Formula">
      <style:graphic-properties fo:margin-left="0cm" fo:margin-right="0cm" style:wrap="parallel" style:number-wrapped-paragraphs="no-limit" style:wrap-contour="false" style:vertical-pos="middle" style:vertical-rel="text" style:horizontal-pos="from-left" style:horizontal-rel="paragraph-content" draw:wrap-influence-on-position="once-concurrent" loext:allow-overlap="true" draw:ole-draw-aspect="1"/>
    </style:style>
    <style:style style:name="fr4" style:family="graphic" style:parent-style-name="Formula">
      <style:graphic-properties fo:margin-left="0cm" fo:margin-right="0cm" style:wrap="parallel" style:number-wrapped-paragraphs="no-limit" style:wrap-contour="false" style:vertical-pos="middle" style:vertical-rel="text" style:horizontal-pos="from-left" style:horizontal-rel="paragraph-content" fo:padding="0cm" fo:border="none" draw:wrap-influence-on-position="once-concurrent" loext:allow-overlap="true" draw:ole-draw-aspect="1"/>
    </style:style>
    <style:style style:name="fr5" style:family="graphic" style:parent-style-name="Formula">
      <style:graphic-properties fo:margin-left="0cm" fo:margin-right="0cm" style:run-through="foreground" style:wrap="parallel" style:number-wrapped-paragraphs="no-limit" style:wrap-contour="false" style:vertical-pos="middle" style:vertical-rel="text" style:horizontal-pos="from-left" style:horizontal-rel="paragraph-content" draw:wrap-influence-on-position="once-concurrent" loext:allow-overlap="true" draw:ole-draw-aspect="1"/>
    </style:style>
    <text:list-style style:name="L1">
      <text:list-level-style-bullet text:level="1" text:style-name="WW_5f_CharLFO1LVL1" text:bullet-char="">
        <style:list-level-properties text:list-level-position-and-space-mode="label-alignment">
          <style:list-level-label-alignment text:label-followed-by="listtab" fo:text-indent="-0.51cm" fo:margin-left="1.15cm"/>
        </style:list-level-properties>
        <style:text-properties style:font-name="Symbol"/>
      </text:list-level-style-bullet>
      <text:list-level-style-bullet text:level="2" text:style-name="WW_5f_CharLFO1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vg:stroke-width="0.019cm" svg:stroke-color="#000000" draw:marker-start-width="0.33cm" draw:marker-end-width="0.33cm" draw:textarea-horizontal-align="center" draw:textarea-vertical-align="middle" fo:padding-top="-0.006cm" fo:padding-bottom="-0.006cm" fo:padding-left="-0.006cm" fo:padding-right="-0.00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Types of attributes and methods of the class TransactionSet</text:p>
      <text:h text:style-name="P21" text:outline-level="1">Notation</text:h>
      <text:list xml:id="list438638616" text:style-name="L1">
        <text:list-item>
          <text:p text:style-name="P22"><text:span text:style-name="Police_20_par_20_défaut"><text:span text:style-name="T12"><text:s/></text:span></text:span><draw:frame draw:style-name="fr3" draw:name="Objet1" text:anchor-type="as-char" svg:width="0.482cm" svg:height="0.467cm" draw:z-index="2"><draw:object xlink:href="./Object 1" xlink:type="simple" xlink:show="embed" xlink:actuate="onLoad"/><draw:image xlink:href="./ObjectReplacements/Object 1" xlink:type="simple" xlink:show="embed" xlink:actuate="onLoad"/></draw:frame><text:span text:style-name="Police_20_par_20_défaut"><text:span text:style-name="T12"><text:s/></text:span></text:span><text:s/><text:span text:style-name="Police_20_par_20_défaut"><text:span text:style-name="T4">denotes the number of transactions.</text:span></text:span></text:p>
        </text:list-item>
        <text:list-item>
          <text:p text:style-name="P23"><text:span text:style-name="Police_20_par_20_défaut"><text:span text:style-name="T5"><draw:frame draw:style-name="fr3" draw:name="Objet2" text:anchor-type="as-char" svg:width="0.547cm" svg:height="0.467cm" draw:z-index="3"><draw:object xlink:href="./Object 2" xlink:type="simple" xlink:show="embed" xlink:actuate="onLoad"/><draw:image xlink:href="./ObjectReplacements/Object 2" xlink:type="simple" xlink:show="embed" xlink:actuate="onLoad"/><svg:desc>formule</svg:desc></draw:frame></text:span></text:span><text:span text:style-name="Police_20_par_20_défaut"><text:span text:style-name="T5"><text:s/></text:span></text:span><text:span text:style-name="Police_20_par_20_défaut"><text:span text:style-name="T4">denotes</text:span></text:span><text:span text:style-name="Police_20_par_20_défaut"><text:span text:style-name="T5"> the number of names associated with the transactions.</text:span></text:span></text:p>
        </text:list-item>
        <text:list-item>
          <text:p text:style-name="P23"><text:span text:style-name="Police_20_par_20_défaut"><text:span text:style-name="T11"><text:s/></text:span></text:span><text:span text:style-name="Police_20_par_20_défaut"><text:span text:style-name="T5"><draw:frame draw:style-name="fr5" draw:name="Objet3" text:anchor-type="as-char" svg:width="0.439cm" svg:height="0.467cm" draw:z-index="7"><draw:object xlink:href="./Object 3" xlink:type="simple" xlink:show="embed" xlink:actuate="onLoad"/><draw:image xlink:href="./ObjectReplacements/Object 3" xlink:type="simple" xlink:show="embed" xlink:actuate="onLoad"/><svg:desc>formule</svg:desc></draw:frame></text:span></text:span><text:span text:style-name="Police_20_par_20_défaut"><text:span text:style-name="T11"><text:s/></text:span></text:span><text:span text:style-name="Police_20_par_20_défaut"><text:span text:style-name="T5"><text:s/>denotes public attributes and methods (i.e., exported attributes and methods).</text:span></text:span></text:p>
        </text:list-item>
        <text:list-item>
          <text:p text:style-name="P22"><text:span text:style-name="Police_20_par_20_défaut"><text:span text:style-name="T11"><text:s/></text:span></text:span><text:span text:style-name="T4"><draw:frame draw:style-name="fr2" draw:name="4" text:anchor-type="as-char" svg:width="0.439cm" style:rel-width="scale" svg:height="0.467cm" style:rel-height="scale" draw:z-index="0"><draw:object xlink:href="./Object 4" xlink:type="simple" xlink:show="embed" xlink:actuate="onLoad"/><draw:image xlink:href="./ObjectReplacements/Object 4" xlink:type="simple" xlink:show="embed" xlink:actuate="onLoad"/></draw:frame></text:span><text:span text:style-name="Police_20_par_20_défaut"><text:span text:style-name="T11"><text:s/></text:span></text:span><text:span text:style-name="Police_20_par_20_défaut"><text:span text:style-name="T5"><text:s/>denotes private attributes and methods (i.e., non-exported attributes and methods).</text:span></text:span></text:p>
        </text:list-item>
      </text:list>
      <text:h text:style-name="Heading_20_1" text:outline-level="1">Attributes</text:h>
      <text:p text:style-name="P6"><text:span text:style-name="Police_20_par_20_défaut"><text:span text:style-name="T5"><draw:frame draw:style-name="fr3" draw:name="Objet7" text:anchor-type="as-char" svg:width="0.439cm" svg:height="0.467cm" draw:z-index="18"><draw:object xlink:href="./Object 5" xlink:type="simple" xlink:show="embed" xlink:actuate="onLoad"/><draw:image xlink:href="./ObjectReplacements/Object 5" xlink:type="simple" xlink:show="embed" xlink:actuate="onLoad"/><svg:desc>formule</svg:desc></draw:frame></text:span></text:span><text:span text:style-name="Police_20_par_20_défaut"><text:span text:style-name="T5"><text:s/></text:span></text:span><text:span text:style-name="Police_20_par_20_défaut"><text:span text:style-name="T7">data</text:span></text:span><text:span text:style-name="Police_20_par_20_défaut"><text:span text:style-name="T4">: list(named list)</text:span></text:span></text:p>
      <table:table table:name="Tableau2" table:style-name="Tableau2">
        <table:table-column table:style-name="Tableau2.A" table:number-columns-repeated="2"/>
        <table:table-column table:style-name="Tableau2.C"/>
        <table:table-column table:style-name="Tableau2.A"/>
        <table:table-row table:style-name="TableLine1414824377696">
          <table:table-cell table:style-name="Tableau2.A1" office:value-type="string">
            <text:p text:style-name="P7">$transaction1</text:p>
          </table:table-cell>
          <table:table-cell table:style-name="Tableau2.A1" office:value-type="string">
            <text:p text:style-name="P7">$transaction2</text:p>
          </table:table-cell>
          <table:table-cell table:style-name="Tableau2.A1" office:value-type="string">
            <text:p text:style-name="P8">…</text:p>
          </table:table-cell>
          <table:table-cell table:style-name="Tableau2.A1" office:value-type="string">
            <text:p text:style-name="P7">$transactionT</text:p>
          </table:table-cell>
        </table:table-row>
        <table:table-row table:style-name="TableLine1414824366272">
          <table:table-cell table:style-name="Tableau2.A1" office:value-type="string">
            <table:table table:name="Tableau3" table:style-name="Tableau3">
              <table:table-column table:style-name="Tableau3.A"/>
              <table:table-column table:style-name="Tableau3.B"/>
              <table:table-row table:style-name="Tableau3.1">
                <table:table-cell table:style-name="Tableau3.A1" office:value-type="string">
                  <text:p text:style-name="P9">name 1</text:p>
                </table:table-cell>
                <table:table-cell table:style-name="Tableau3.B1" office:value-type="string">
                  <text:p text:style-name="P11">vector</text:p>
                </table:table-cell>
              </table:table-row>
              <table:table-row table:style-name="Tableau3.1">
                <table:table-cell table:style-name="Tableau3.A2" office:value-type="string">
                  <text:p text:style-name="P9">name 2</text:p>
                </table:table-cell>
                <table:table-cell table:style-name="Tableau3.B2" office:value-type="string">
                  <text:p text:style-name="P11">vector</text:p>
                </table:table-cell>
              </table:table-row>
              <table:table-row table:style-name="Tableau3.1">
                <table:table-cell table:style-name="Tableau3.A3" office:value-type="string">
                  <text:p text:style-name="P9">…</text:p>
                </table:table-cell>
                <table:table-cell table:style-name="Tableau3.B3" office:value-type="string">
                  <text:p text:style-name="P11">…</text:p>
                </table:table-cell>
              </table:table-row>
              <table:table-row table:style-name="Tableau3.1">
                <table:table-cell table:style-name="Tableau3.A4" office:value-type="string">
                  <text:p text:style-name="P13"><text:span text:style-name="Police_20_par_20_défaut"><text:span text:style-name="T3">name</text:span></text:span><text:span text:style-name="Police_20_par_20_défaut"><text:span text:style-name="T3"><draw:frame draw:style-name="fr4" draw:name="Objet4" text:anchor-type="as-char" svg:width="0.564cm" svg:height="0.467cm" draw:z-index="4"><draw:object xlink:href="./Object 6" xlink:type="simple" xlink:show="embed" xlink:actuate="onLoad"/><draw:image xlink:href="./ObjectReplacements/Object 6" xlink:type="simple" xlink:show="embed" xlink:actuate="onLoad"/><svg:desc>formule</svg:desc></draw:frame></text:span></text:span><text:span text:style-name="Police_20_par_20_défaut"><text:span text:style-name="T3"> </text:span></text:span></text:p>
                </table:table-cell>
                <table:table-cell table:style-name="Tableau3.B4" office:value-type="string">
                  <text:p text:style-name="P11">vector</text:p>
                </table:table-cell>
              </table:table-row>
            </table:table>
            <text:p text:style-name="P7"/>
          </table:table-cell>
          <table:table-cell table:style-name="Tableau2.A1" office:value-type="string">
            <table:table table:name="Tableau4" table:style-name="Tableau4">
              <table:table-column table:style-name="Tableau4.A"/>
              <table:table-column table:style-name="Tableau4.B"/>
              <table:table-row table:style-name="Tableau4.1">
                <table:table-cell table:style-name="Tableau4.A1" office:value-type="string">
                  <text:p text:style-name="P9">name 1</text:p>
                </table:table-cell>
                <table:table-cell table:style-name="Tableau4.B1" office:value-type="string">
                  <text:p text:style-name="P11">vector</text:p>
                </table:table-cell>
              </table:table-row>
              <table:table-row table:style-name="Tableau4.1">
                <table:table-cell table:style-name="Tableau4.A2" office:value-type="string">
                  <text:p text:style-name="P9">name 2</text:p>
                </table:table-cell>
                <table:table-cell table:style-name="Tableau4.B2" office:value-type="string">
                  <text:p text:style-name="P11">vector</text:p>
                </table:table-cell>
              </table:table-row>
              <table:table-row table:style-name="Tableau4.1">
                <table:table-cell table:style-name="Tableau4.A3" office:value-type="string">
                  <text:p text:style-name="P9">…</text:p>
                </table:table-cell>
                <table:table-cell table:style-name="Tableau4.B3" office:value-type="string">
                  <text:p text:style-name="P11">…</text:p>
                </table:table-cell>
              </table:table-row>
              <table:table-row table:style-name="Tableau4.1">
                <table:table-cell table:style-name="Tableau4.A4" office:value-type="string">
                  <text:p text:style-name="P13"><text:span text:style-name="Police_20_par_20_défaut"><text:span text:style-name="T3">name</text:span></text:span><text:span text:style-name="Police_20_par_20_défaut"><text:span text:style-name="T3"><draw:frame draw:style-name="fr4" draw:name="Objet5" text:anchor-type="as-char" svg:width="0.564cm" svg:height="0.467cm" draw:z-index="5"><draw:object xlink:href="./Object 7" xlink:type="simple" xlink:show="embed" xlink:actuate="onLoad"/><draw:image xlink:href="./ObjectReplacements/Object 7" xlink:type="simple" xlink:show="embed" xlink:actuate="onLoad"/><svg:desc>formule</svg:desc></draw:frame></text:span></text:span><text:span text:style-name="Police_20_par_20_défaut"><text:span text:style-name="T3"> </text:span></text:span></text:p>
                </table:table-cell>
                <table:table-cell table:style-name="Tableau4.B4" office:value-type="string">
                  <text:p text:style-name="P11">vector</text:p>
                </table:table-cell>
              </table:table-row>
            </table:table>
            <text:p text:style-name="P7"/>
          </table:table-cell>
          <table:table-cell table:style-name="Tableau2.C2" office:value-type="string">
            <text:p text:style-name="P8">…</text:p>
          </table:table-cell>
          <table:table-cell table:style-name="Tableau2.A1" office:value-type="string">
            <table:table table:name="Tableau5" table:style-name="Tableau5">
              <table:table-column table:style-name="Tableau5.A"/>
              <table:table-column table:style-name="Tableau5.B"/>
              <table:table-row table:style-name="Tableau5.1">
                <table:table-cell table:style-name="Tableau5.A1" office:value-type="string">
                  <text:p text:style-name="P9">name 1</text:p>
                </table:table-cell>
                <table:table-cell table:style-name="Tableau5.B1" office:value-type="string">
                  <text:p text:style-name="P11">vector</text:p>
                </table:table-cell>
              </table:table-row>
              <table:table-row table:style-name="Tableau5.1">
                <table:table-cell table:style-name="Tableau5.A2" office:value-type="string">
                  <text:p text:style-name="P9">name 2</text:p>
                </table:table-cell>
                <table:table-cell table:style-name="Tableau5.B2" office:value-type="string">
                  <text:p text:style-name="P11">vector</text:p>
                </table:table-cell>
              </table:table-row>
              <table:table-row table:style-name="Tableau5.1">
                <table:table-cell table:style-name="Tableau5.A3" office:value-type="string">
                  <text:p text:style-name="P9">…</text:p>
                </table:table-cell>
                <table:table-cell table:style-name="Tableau5.B3" office:value-type="string">
                  <text:p text:style-name="P11">…</text:p>
                </table:table-cell>
              </table:table-row>
              <table:table-row table:style-name="Tableau5.1">
                <table:table-cell table:style-name="Tableau5.A4" office:value-type="string">
                  <text:p text:style-name="P13"><text:span text:style-name="Police_20_par_20_défaut"><text:span text:style-name="T3">name</text:span></text:span><text:span text:style-name="Police_20_par_20_défaut"><text:span text:style-name="T3"><draw:frame draw:style-name="fr4" draw:name="Objet6" text:anchor-type="as-char" svg:width="0.564cm" svg:height="0.467cm" draw:z-index="6"><draw:object xlink:href="./Object 8" xlink:type="simple" xlink:show="embed" xlink:actuate="onLoad"/><draw:image xlink:href="./ObjectReplacements/Object 8" xlink:type="simple" xlink:show="embed" xlink:actuate="onLoad"/><svg:desc>formule</svg:desc></draw:frame></text:span></text:span><text:span text:style-name="Police_20_par_20_défaut"><text:span text:style-name="T3"> </text:span></text:span></text:p>
                </table:table-cell>
                <table:table-cell table:style-name="Tableau5.B4" office:value-type="string">
                  <text:p text:style-name="P11">vector</text:p>
                </table:table-cell>
              </table:table-row>
            </table:table>
            <text:p text:style-name="P7"/>
          </table:table-cell>
        </table:table-row>
      </table:table>
      <text:p text:style-name="P3"/>
      <text:p text:style-name="P6"><text:span text:style-name="Police_20_par_20_défaut"><text:span text:style-name="T5"><draw:frame draw:style-name="fr3" draw:name="Objet16" text:anchor-type="as-char" svg:width="0.439cm" svg:height="0.467cm" draw:z-index="30"><draw:object xlink:href="./Object 9" xlink:type="simple" xlink:show="embed" xlink:actuate="onLoad"/><draw:image xlink:href="./ObjectReplacements/Object 9" xlink:type="simple" xlink:show="embed" xlink:actuate="onLoad"/><svg:desc>formule</svg:desc></draw:frame></text:span></text:span><text:span text:style-name="Police_20_par_20_défaut"><text:span text:style-name="T5"><text:s/></text:span></text:span><text:span text:style-name="Police_20_par_20_défaut"><text:span text:style-name="T7">names</text:span></text:span><text:span text:style-name="Police_20_par_20_défaut"><text:span text:style-name="T4">: vector(</text:span></text:span><text:span text:style-name="Police_20_par_20_défaut"><text:span text:style-name="T6">character</text:span></text:span><text:span text:style-name="Police_20_par_20_défaut"><text:span text:style-name="T4">)</text:span></text:span></text:p>
      <text:p text:style-name="P6"><text:span text:style-name="Police_20_par_20_défaut"><text:span text:style-name="T5"><draw:frame draw:style-name="fr3" draw:name="Objet17" text:anchor-type="as-char" svg:width="0.439cm" svg:height="0.467cm" draw:z-index="34"><draw:object xlink:href="./Object 10" xlink:type="simple" xlink:show="embed" xlink:actuate="onLoad"/><draw:image xlink:href="./ObjectReplacements/Object 10" xlink:type="simple" xlink:show="embed" xlink:actuate="onLoad"/><svg:desc>formule</svg:desc></draw:frame></text:span></text:span><text:span text:style-name="Police_20_par_20_défaut"><text:span text:style-name="T5"><text:s/></text:span></text:span><text:span text:style-name="Police_20_par_20_défaut"><text:span text:style-name="T7">item_key</text:span></text:span><text:span text:style-name="Police_20_par_20_défaut"><text:span text:style-name="T4">: character</text:span></text:span></text:p>
      <text:p text:style-name="P6"><text:span text:style-name="Police_20_par_20_défaut"><text:span text:style-name="T5"><draw:frame draw:style-name="fr3" draw:name="Objet18" text:anchor-type="as-char" svg:width="0.439cm" svg:height="0.467cm" draw:z-index="35"><draw:object xlink:href="./Object 11" xlink:type="simple" xlink:show="embed" xlink:actuate="onLoad"/><draw:image xlink:href="./ObjectReplacements/Object 11" xlink:type="simple" xlink:show="embed" xlink:actuate="onLoad"/><svg:desc>formule</svg:desc></draw:frame></text:span></text:span><text:span text:style-name="Police_20_par_20_défaut"><text:span text:style-name="T5"><text:s/></text:span></text:span><text:span text:style-name="Police_20_par_20_défaut"><text:span text:style-name="T7">year_key</text:span></text:span><text:span text:style-name="Police_20_par_20_défaut"><text:span text:style-name="T10">: character</text:span></text:span></text:p>
      <text:h text:style-name="Heading_20_1" text:outline-level="1">Methods</text:h>
      <text:p text:style-name="P6"><text:span text:style-name="Police_20_par_20_défaut"><text:span text:style-name="T5"><draw:frame draw:style-name="fr3" draw:name="Objet8" text:anchor-type="as-char" svg:width="0.439cm" svg:height="0.467cm" draw:z-index="8"><draw:object xlink:href="./Object 12" xlink:type="simple" xlink:show="embed" xlink:actuate="onLoad"/><draw:image xlink:href="./ObjectReplacements/Object 12" xlink:type="simple" xlink:show="embed" xlink:actuate="onLoad"/><svg:desc>formule</svg:desc></draw:frame></text:span></text:span><text:span text:style-name="Police_20_par_20_défaut"><text:span text:style-name="T5"><text:s/></text:span></text:span><text:span text:style-name="Police_20_par_20_défaut"><text:span text:style-name="T7">transaction.set(data</text:span></text:span><text:span text:style-name="Police_20_par_20_défaut"><text:span text:style-name="T4">: see attribute </text:span></text:span><text:span text:style-name="Police_20_par_20_défaut"><text:span text:style-name="T7">data</text:span></text:span><text:span text:style-name="Police_20_par_20_défaut"><text:span text:style-name="T4">,</text:span></text:span><text:span text:style-name="Police_20_par_20_défaut"><text:span text:style-name="T7"> item_key</text:span></text:span><text:span text:style-name="Police_20_par_20_défaut"><text:span text:style-name="T4">: see attribute </text:span></text:span><text:span text:style-name="Police_20_par_20_défaut"><text:span text:style-name="T8">item_key</text:span></text:span><text:span text:style-name="Police_20_par_20_défaut"><text:span text:style-name="T4">,</text:span></text:span></text:p>
      <text:p text:style-name="P14"><text:span text:style-name="Police_20_par_20_défaut"><text:span text:style-name="T4"><text:s text:c="6"/></text:span></text:span><text:span text:style-name="Police_20_par_20_défaut"><text:span text:style-name="T8">year_key</text:span></text:span><text:span text:style-name="Police_20_par_20_défaut"><text:span text:style-name="T4">: see attribute </text:span></text:span><text:span text:style-name="Police_20_par_20_défaut"><text:span text:style-name="T8">year_key</text:span></text:span><text:span text:style-name="Police_20_par_20_défaut"><text:span text:style-name="T4">, </text:span></text:span><text:span text:style-name="Police_20_par_20_défaut"><text:span text:style-name="T8">names</text:span></text:span><text:span text:style-name="Police_20_par_20_défaut"><text:span text:style-name="T4">: see attribute </text:span></text:span><text:span text:style-name="Police_20_par_20_défaut"><text:span text:style-name="T8">names)</text:span></text:span><text:span text:style-name="Police_20_par_20_défaut"><text:span text:style-name="T4">:</text:span></text:span><text:span text:style-name="Police_20_par_20_défaut"><text:span text:style-name="T8"> </text:span></text:span><text:span text:style-name="Police_20_par_20_défaut"><text:span text:style-name="T4">TransactionSet</text:span></text:span></text:p>
      <text:p text:style-name="P5"/>
      <text:p text:style-name="P6"><text:span text:style-name="Police_20_par_20_défaut"><text:span text:style-name="T6"><draw:frame draw:style-name="fr3" draw:name="Objet9" text:anchor-type="as-char" svg:width="0.439cm" svg:height="0.467cm" draw:z-index="9"><draw:object xlink:href="./Object 13" xlink:type="simple" xlink:show="embed" xlink:actuate="onLoad"/><draw:image xlink:href="./ObjectReplacements/Object 13" xlink:type="simple" xlink:show="embed" xlink:actuate="onLoad"/><svg:desc>formule</svg:desc></draw:frame></text:span></text:span><text:span text:style-name="Police_20_par_20_défaut"><text:span text:style-name="T6"><text:s/></text:span></text:span><text:span text:style-name="Police_20_par_20_défaut"><text:span text:style-name="T7">as(Class</text:span></text:span><text:span text:style-name="Police_20_par_20_défaut"><text:span text:style-name="T10">: “data.frame”</text:span></text:span><text:span text:style-name="Police_20_par_20_défaut"><text:span text:style-name="T7">)</text:span></text:span><text:span text:style-name="Police_20_par_20_défaut"><text:span text:style-name="T4">: data.frame</text:span></text:span></text:p>
      <text:p text:style-name="P6"><text:span text:style-name="Police_20_par_20_défaut"><text:span text:style-name="T6"><draw:frame draw:style-name="fr3" draw:name="Objet10" text:anchor-type="as-char" svg:width="0.439cm" svg:height="0.467cm" draw:z-index="10"><draw:object xlink:href="./Object 14" xlink:type="simple" xlink:show="embed" xlink:actuate="onLoad"/><draw:image xlink:href="./ObjectReplacements/Object 14" xlink:type="simple" xlink:show="embed" xlink:actuate="onLoad"/><svg:desc>formule</svg:desc></draw:frame></text:span></text:span><text:span text:style-name="Police_20_par_20_défaut"><text:span text:style-name="T6"><text:s/></text:span></text:span><text:span text:style-name="Police_20_par_20_défaut"><text:span text:style-name="T7">as(Class</text:span></text:span><text:span text:style-name="Police_20_par_20_défaut"><text:span text:style-name="T10">: “transactions”</text:span></text:span><text:span text:style-name="Police_20_par_20_défaut"><text:span text:style-name="T7">)</text:span></text:span><text:span text:style-name="Police_20_par_20_défaut"><text:span text:style-name="T4">: transactions (class from the package arules)</text:span></text:span></text:p>
      <text:p text:style-name="P5"/>
      <text:p text:style-name="P6"><text:span text:style-name="Police_20_par_20_défaut"><text:span text:style-name="T5"><draw:frame draw:style-name="fr3" draw:name="Objet11" text:anchor-type="as-char" svg:width="0.439cm" svg:height="0.467cm" draw:z-index="11"><draw:object xlink:href="./Object 15" xlink:type="simple" xlink:show="embed" xlink:actuate="onLoad"/><draw:image xlink:href="./ObjectReplacements/Object 15" xlink:type="simple" xlink:show="embed" xlink:actuate="onLoad"/><svg:desc>formule</svg:desc></draw:frame></text:span></text:span><text:span text:style-name="Police_20_par_20_défaut"><text:span text:style-name="T5"><text:s/></text:span></text:span><text:span text:style-name="Police_20_par_20_défaut"><text:span text:style-name="T8">subset(indices</text:span></text:span><text:span text:style-name="Police_20_par_20_défaut"><text:span text:style-name="T4">: vector(numeric) or vector(logical), </text:span></text:span><text:span text:style-name="Police_20_par_20_défaut"><text:span text:style-name="T8">keep_names</text:span></text:span><text:span text:style-name="Police_20_par_20_défaut"><text:span text:style-name="T4">: logical</text:span></text:span><text:span text:style-name="Police_20_par_20_défaut"><text:span text:style-name="T8">)</text:span></text:span><text:span text:style-name="Police_20_par_20_défaut"><text:span text:style-name="T4">: TransactionSet</text:span></text:span></text:p>
      <text:p text:style-name="P6"><text:span text:style-name="Police_20_par_20_défaut"><text:span text:style-name="T5"><draw:frame draw:style-name="fr3" draw:name="Objet12" text:anchor-type="as-char" svg:width="0.439cm" svg:height="0.467cm" draw:z-index="12"><draw:object xlink:href="./Object 16" xlink:type="simple" xlink:show="embed" xlink:actuate="onLoad"/><draw:image xlink:href="./ObjectReplacements/Object 16" xlink:type="simple" xlink:show="embed" xlink:actuate="onLoad"/><svg:desc>formule</svg:desc></draw:frame></text:span></text:span><text:span text:style-name="Police_20_par_20_défaut"><text:span text:style-name="T5"><text:s/></text:span></text:span><text:span text:style-name="Police_20_par_20_défaut"><text:span text:style-name="T8">reorder(permutation</text:span></text:span><text:span text:style-name="Police_20_par_20_défaut"><text:span text:style-name="T4">: vector(numeric) or vector(character)</text:span></text:span><text:span text:style-name="Police_20_par_20_défaut"><text:span text:style-name="T8">)</text:span></text:span><text:span text:style-name="Police_20_par_20_défaut"><text:span text:style-name="T4">: TransactionSet</text:span></text:span></text:p>
      <text:p text:style-name="P3"/>
      <text:p text:style-name="P6"><text:span text:style-name="Police_20_par_20_défaut"><text:span text:style-name="T5"><draw:frame draw:style-name="fr3" draw:name="Objet13" text:anchor-type="as-char" svg:width="0.439cm" svg:height="0.467cm" draw:z-index="13"><draw:object xlink:href="./Object 17" xlink:type="simple" xlink:show="embed" xlink:actuate="onLoad"/><draw:image xlink:href="./ObjectReplacements/Object 17" xlink:type="simple" xlink:show="embed" xlink:actuate="onLoad"/><svg:desc>formule</svg:desc></draw:frame></text:span></text:span><text:span text:style-name="Police_20_par_20_défaut"><text:span text:style-name="T5"><text:s/></text:span></text:span><text:span text:style-name="Police_20_par_20_défaut"><text:span text:style-name="T7">export(…)</text:span></text:span></text:p>
      <text:p text:style-name="P3"/>
      <text:p text:style-name="P6"><text:span text:style-name="Police_20_par_20_défaut"><text:span text:style-name="T5"><draw:frame draw:style-name="fr3" draw:name="Objet14" text:anchor-type="as-char" svg:width="0.439cm" svg:height="0.467cm" draw:z-index="14"><draw:object xlink:href="./Object 18" xlink:type="simple" xlink:show="embed" xlink:actuate="onLoad"/><draw:image xlink:href="./ObjectReplacements/Object 18" xlink:type="simple" xlink:show="embed" xlink:actuate="onLoad"/><svg:desc>formule</svg:desc></draw:frame></text:span></text:span><text:span text:style-name="Police_20_par_20_défaut"><text:span text:style-name="T5"><text:s/></text:span></text:span><text:span text:style-name="Police_20_par_20_défaut"><text:span text:style-name="T8">get_all_items(): </text:span></text:span><text:span text:style-name="Police_20_par_20_défaut"><text:span text:style-name="T4">vector</text:span></text:span></text:p>
      <text:p text:style-name="P6"><text:span text:style-name="Police_20_par_20_défaut"><text:span text:style-name="T6"><draw:frame draw:style-name="fr3" draw:name="Objet15" text:anchor-type="as-char" svg:width="0.439cm" svg:height="0.467cm" draw:z-index="15"><draw:object xlink:href="./Object 19" xlink:type="simple" xlink:show="embed" xlink:actuate="onLoad"/><draw:image xlink:href="./ObjectReplacements/Object 19" xlink:type="simple" xlink:show="embed" xlink:actuate="onLoad"/><svg:desc>formule</svg:desc></draw:frame></text:span></text:span><text:span text:style-name="Police_20_par_20_défaut"><text:span text:style-name="T6"><text:s/></text:span></text:span><text:span text:style-name="Police_20_par_20_défaut"><text:span text:style-name="T8">get_itemsets()</text:span></text:span><text:span text:style-name="Police_20_par_20_défaut"><text:span text:style-name="T4">: list(vector)</text:span></text:span></text:p>
      <text:p text:style-name="P6"><text:soft-page-break/><text:span text:style-name="Police_20_par_20_défaut"><text:span text:style-name="T6"/></text:span></text:p>
      <text:p text:style-name="P6"><text:span text:style-name="Police_20_par_20_défaut"><text:span text:style-name="T6"><draw:frame draw:style-name="fr3" draw:name="Objet19" text:anchor-type="as-char" svg:width="0.439cm" svg:height="0.467cm" draw:z-index="19"><draw:object xlink:href="./Object 20" xlink:type="simple" xlink:show="embed" xlink:actuate="onLoad"/><draw:image xlink:href="./ObjectReplacements/Object 20" xlink:type="simple" xlink:show="embed" xlink:actuate="onLoad"/><svg:desc>formule</svg:desc></draw:frame></text:span></text:span><text:span text:style-name="Police_20_par_20_défaut"><text:span text:style-name="T6"><text:s/></text:span></text:span><text:span text:style-name="Police_20_par_20_défaut"><text:span text:style-name="T8">get_items_from_info(info</text:span></text:span><text:span text:style-name="Police_20_par_20_défaut"><text:span text:style-name="T4">: named list, </text:span></text:span><text:span text:style-name="Police_20_par_20_défaut"><text:span text:style-name="T8">presence</text:span></text:span><text:span text:style-name="Police_20_par_20_défaut"><text:span text:style-name="T4">: character, </text:span></text:span><text:span text:style-name="Police_20_par_20_défaut"><text:span text:style-name="T8">additional</text:span></text:span><text:span text:style-name="Police_20_par_20_défaut"><text:span text:style-name="T4">: vector(character)</text:span></text:span><text:span text:style-name="Police_20_par_20_défaut"><text:span text:style-name="T8">)</text:span></text:span><text:span text:style-name="Police_20_par_20_défaut"><text:span text:style-name="T4">: vector</text:span></text:span></text:p>
      <text:p text:style-name="P16"><text:s text:c="3"/>or named list</text:p>
      <text:p text:style-name="P6"><draw:frame draw:style-name="fr3" draw:name="Objet20" text:anchor-type="as-char" svg:width="0.439cm" svg:height="0.467cm" draw:z-index="20"><draw:object xlink:href="./Object 21" xlink:type="simple" xlink:show="embed" xlink:actuate="onLoad"/><draw:image xlink:href="./ObjectReplacements/Object 21" xlink:type="simple" xlink:show="embed" xlink:actuate="onLoad"/><svg:desc>formule</svg:desc></draw:frame><text:span text:style-name="Police_20_par_20_défaut"><text:span text:style-name="T5"><text:s/></text:span></text:span><text:span text:style-name="Police_20_par_20_défaut"><text:span text:style-name="T8">get_info_from_items(items</text:span></text:span><text:span text:style-name="Police_20_par_20_défaut"><text:span text:style-name="T4">: vector, </text:span></text:span><text:span text:style-name="Police_20_par_20_défaut"><text:span text:style-name="T8">info_names</text:span></text:span><text:span text:style-name="Police_20_par_20_défaut"><text:span text:style-name="T4">: vector(character), </text:span></text:span><text:span text:style-name="Police_20_par_20_défaut"><text:span text:style-name="T8">presence</text:span></text:span><text:span text:style-name="Police_20_par_20_défaut"><text:span text:style-name="T4">: character</text:span></text:span><text:span text:style-name="Police_20_par_20_défaut"><text:span text:style-name="T8">)</text:span></text:span><text:span text:style-name="Police_20_par_20_défaut"><text:span text:style-name="T4">: vector</text:span></text:span></text:p>
      <text:p text:style-name="P16"><text:s text:c="3"/>or named list</text:p>
      <text:p text:style-name="P3"/>
      <text:p text:style-name="P6"><draw:frame draw:style-name="fr3" draw:name="Objet21" text:anchor-type="as-char" svg:width="0.439cm" svg:height="0.467cm" draw:z-index="21"><draw:object xlink:href="./Object 22" xlink:type="simple" xlink:show="embed" xlink:actuate="onLoad"/><draw:image xlink:href="./ObjectReplacements/Object 22" xlink:type="simple" xlink:show="embed" xlink:actuate="onLoad"/><svg:desc>formule</svg:desc></draw:frame><text:span text:style-name="Police_20_par_20_défaut"><text:span text:style-name="T5"><text:s/></text:span></text:span><text:span text:style-name="Police_20_par_20_défaut"><text:span text:style-name="T8">get_complex_trx(as_indices</text:span></text:span><text:span text:style-name="Police_20_par_20_défaut"><text:span text:style-name="T4">: logical</text:span></text:span><text:span text:style-name="Police_20_par_20_défaut"><text:span text:style-name="T8">)</text:span></text:span><text:span text:style-name="Police_20_par_20_défaut"><text:span text:style-name="T4">: TransactionSet or named vector(numeric)</text:span></text:span></text:p>
      <text:p text:style-name="P6"><draw:frame draw:style-name="fr3" draw:name="Objet22" text:anchor-type="as-char" svg:width="0.439cm" svg:height="0.467cm" draw:z-index="22"><draw:object xlink:href="./Object 23" xlink:type="simple" xlink:show="embed" xlink:actuate="onLoad"/><draw:image xlink:href="./ObjectReplacements/Object 23" xlink:type="simple" xlink:show="embed" xlink:actuate="onLoad"/><svg:desc>formule</svg:desc></draw:frame><text:span text:style-name="Police_20_par_20_défaut"><text:span text:style-name="T5"><text:s/></text:span></text:span><text:span text:style-name="Police_20_par_20_défaut"><text:span text:style-name="T8">get_simple_trx(as_indices</text:span></text:span><text:span text:style-name="Police_20_par_20_défaut"><text:span text:style-name="T4">: logical</text:span></text:span><text:span text:style-name="Police_20_par_20_défaut"><text:span text:style-name="T8">)</text:span></text:span><text:span text:style-name="Police_20_par_20_défaut"><text:span text:style-name="T4">:</text:span></text:span><text:span text:style-name="Police_20_par_20_défaut"><text:span text:style-name="T8"> </text:span></text:span><text:span text:style-name="Police_20_par_20_défaut"><text:span text:style-name="T4">TransactionSet or named vector(numeric)</text:span></text:span></text:p>
      <text:p text:style-name="P6"><draw:frame draw:style-name="fr3" draw:name="Objet23" text:anchor-type="as-char" svg:width="0.439cm" svg:height="0.467cm" draw:z-index="23"><draw:object xlink:href="./Object 24" xlink:type="simple" xlink:show="embed" xlink:actuate="onLoad"/><draw:image xlink:href="./ObjectReplacements/Object 24" xlink:type="simple" xlink:show="embed" xlink:actuate="onLoad"/><svg:desc>formule</svg:desc></draw:frame><text:span text:style-name="Police_20_par_20_défaut"><text:span text:style-name="T5"><text:s/></text:span></text:span><text:span text:style-name="Police_20_par_20_défaut"><text:span text:style-name="T8">get_trx_from_items(items</text:span></text:span><text:span text:style-name="Police_20_par_20_défaut"><text:span text:style-name="T4">: vector, </text:span></text:span><text:span text:style-name="Police_20_par_20_défaut"><text:span text:style-name="T8">presence</text:span></text:span><text:span text:style-name="Police_20_par_20_défaut"><text:span text:style-name="T4">: character, </text:span></text:span><text:span text:style-name="Police_20_par_20_défaut"><text:span text:style-name="T8">as_indices</text:span></text:span><text:span text:style-name="Police_20_par_20_défaut"><text:span text:style-name="T4">: logical</text:span></text:span><text:span text:style-name="Police_20_par_20_défaut"><text:span text:style-name="T8">)</text:span></text:span><text:span text:style-name="Police_20_par_20_défaut"><text:span text:style-name="T4">: TransactionSet or </text:span></text:span></text:p>
      <text:p text:style-name="P15"><text:s text:c="15"/>named vector(numeric)</text:p>
      <text:p text:style-name="P6"><draw:frame draw:style-name="fr3" draw:name="Objet24" text:anchor-type="as-char" svg:width="0.439cm" svg:height="0.467cm" draw:z-index="24"><draw:object xlink:href="./Object 25" xlink:type="simple" xlink:show="embed" xlink:actuate="onLoad"/><draw:image xlink:href="./ObjectReplacements/Object 25" xlink:type="simple" xlink:show="embed" xlink:actuate="onLoad"/><svg:desc>formule</svg:desc></draw:frame><text:span text:style-name="Police_20_par_20_défaut"><text:span text:style-name="T5"><text:s/></text:span></text:span><text:span text:style-name="Police_20_par_20_défaut"><text:span text:style-name="T8">get_trx_from_info(info</text:span></text:span><text:span text:style-name="Police_20_par_20_défaut"><text:span text:style-name="T4">: named list, </text:span></text:span><text:span text:style-name="Police_20_par_20_défaut"><text:span text:style-name="T8">presence</text:span></text:span><text:span text:style-name="Police_20_par_20_défaut"><text:span text:style-name="T4">: character, </text:span></text:span><text:span text:style-name="Police_20_par_20_défaut"><text:span text:style-name="T8">as_indices</text:span></text:span><text:span text:style-name="Police_20_par_20_défaut"><text:span text:style-name="T4">: logical</text:span></text:span><text:span text:style-name="Police_20_par_20_défaut"><text:span text:style-name="T8">)</text:span></text:span><text:span text:style-name="Police_20_par_20_défaut"><text:span text:style-name="T4">: TransactionSet or </text:span></text:span></text:p>
      <text:p text:style-name="P18"><text:tab/><text:tab/> <text:s text:c="11"/>named vector(numeric)</text:p>
      <text:p text:style-name="P3"/>
      <text:p text:style-name="P6"><draw:frame draw:style-name="fr3" draw:name="Objet25" text:anchor-type="as-char" svg:width="0.439cm" svg:height="0.467cm" draw:z-index="25"><draw:object xlink:href="./Object 26" xlink:type="simple" xlink:show="embed" xlink:actuate="onLoad"/><draw:image xlink:href="./ObjectReplacements/Object 26" xlink:type="simple" xlink:show="embed" xlink:actuate="onLoad"/><svg:desc>formule</svg:desc></draw:frame><text:span text:style-name="Police_20_par_20_défaut"><text:span text:style-name="T6"><text:s/></text:span></text:span><text:span text:style-name="Police_20_par_20_défaut"><text:span text:style-name="T8">complexity_ratio(items</text:span></text:span><text:span text:style-name="Police_20_par_20_défaut"><text:span text:style-name="T4">: vector</text:span></text:span><text:span text:style-name="Police_20_par_20_défaut"><text:span text:style-name="T8">)</text:span></text:span><text:span text:style-name="Police_20_par_20_défaut"><text:span text:style-name="T4">: named vector(numeric)</text:span></text:span></text:p>
      <text:p text:style-name="P6"><draw:frame draw:style-name="fr3" draw:name="Objet26" text:anchor-type="as-char" svg:width="0.439cm" svg:height="0.467cm" draw:z-index="26"><draw:object xlink:href="./Object 27" xlink:type="simple" xlink:show="embed" xlink:actuate="onLoad"/><draw:image xlink:href="./ObjectReplacements/Object 27" xlink:type="simple" xlink:show="embed" xlink:actuate="onLoad"/><svg:desc>formule</svg:desc></draw:frame><text:span text:style-name="Police_20_par_20_défaut"><text:span text:style-name="T5"><text:s/></text:span></text:span><text:span text:style-name="Police_20_par_20_défaut"><text:span text:style-name="T8">complexity_index(items</text:span></text:span><text:span text:style-name="Police_20_par_20_défaut"><text:span text:style-name="T4">: vector</text:span></text:span><text:span text:style-name="Police_20_par_20_défaut"><text:span text:style-name="T8">)</text:span></text:span><text:span text:style-name="Police_20_par_20_défaut"><text:span text:style-name="T4">: named vector(numeric)</text:span></text:span></text:p>
      <text:p text:style-name="P6"><draw:frame draw:style-name="fr3" draw:name="Objet27" text:anchor-type="as-char" svg:width="0.439cm" svg:height="0.467cm" draw:z-index="27"><draw:object xlink:href="./Object 28" xlink:type="simple" xlink:show="embed" xlink:actuate="onLoad"/><draw:image xlink:href="./ObjectReplacements/Object 28" xlink:type="simple" xlink:show="embed" xlink:actuate="onLoad"/><svg:desc>formule</svg:desc></draw:frame><text:span text:style-name="Police_20_par_20_défaut"><text:span text:style-name="T5"><text:s/></text:span></text:span><text:span text:style-name="Police_20_par_20_défaut"><text:span text:style-name="T8">co_occurrence_matrix(items</text:span></text:span><text:span text:style-name="Police_20_par_20_défaut"><text:span text:style-name="T4">: vector, </text:span></text:span><text:span text:style-name="Police_20_par_20_défaut"><text:span text:style-name="T8">proportions</text:span></text:span><text:span text:style-name="Police_20_par_20_défaut"><text:span text:style-name="T4">: logical</text:span></text:span><text:span text:style-name="Police_20_par_20_défaut"><text:span text:style-name="T8">)</text:span></text:span><text:span text:style-name="Police_20_par_20_défaut"><text:span text:style-name="T4">: named matrix(numeric)</text:span></text:span></text:p>
      <text:p text:style-name="P3"/>
      <text:p text:style-name="P6"><draw:frame draw:style-name="fr3" draw:name="Objet28" text:anchor-type="as-char" svg:width="0.439cm" svg:height="0.467cm" draw:z-index="28"><draw:object xlink:href="./Object 29" xlink:type="simple" xlink:show="embed" xlink:actuate="onLoad"/><draw:image xlink:href="./ObjectReplacements/Object 29" xlink:type="simple" xlink:show="embed" xlink:actuate="onLoad"/><svg:desc>formule</svg:desc></draw:frame><text:span text:style-name="Police_20_par_20_défaut"><text:span text:style-name="T5"><text:s/></text:span></text:span><text:span text:style-name="Police_20_par_20_défaut"><text:span text:style-name="T8">itemset_chart(identifiers</text:span></text:span><text:span text:style-name="Police_20_par_20_défaut"><text:span text:style-name="T4">: character, </text:span></text:span><text:span text:style-name="Police_20_par_20_défaut"><text:span text:style-name="T8">length_one</text:span></text:span><text:span text:style-name="Police_20_par_20_défaut"><text:span text:style-name="T4">: logical, </text:span></text:span><text:span text:style-name="Police_20_par_20_défaut"><text:span text:style-name="T8">jitter</text:span></text:span><text:span text:style-name="Police_20_par_20_défaut"><text:span text:style-name="T4">: logical, </text:span></text:span><text:span text:style-name="Police_20_par_20_défaut"><text:span text:style-name="T8">under</text:span></text:span><text:span text:style-name="Police_20_par_20_défaut"><text:span text:style-name="T4">: character,</text:span></text:span></text:p>
      <text:p text:style-name="P19"><text:span text:style-name="Police_20_par_20_défaut"><text:span text:style-name="T4"><text:s text:c="4"/></text:span></text:span><text:span text:style-name="Police_20_par_20_défaut"><text:span text:style-name="T8">over</text:span></text:span><text:span text:style-name="Police_20_par_20_défaut"><text:span text:style-name="T4">: character,</text:span></text:span><text:span text:style-name="Police_20_par_20_défaut"><text:span text:style-name="T8"> title</text:span></text:span><text:span text:style-name="Police_20_par_20_défaut"><text:span text:style-name="T4">: character,</text:span></text:span><text:span text:style-name="Police_20_par_20_défaut"><text:span text:style-name="T8"> path</text:span></text:span><text:span text:style-name="Police_20_par_20_défaut"><text:span text:style-name="T4">: character, </text:span></text:span><text:span text:style-name="Police_20_par_20_défaut"><text:span text:style-name="T8">name</text:span></text:span><text:span text:style-name="Police_20_par_20_défaut"><text:span text:style-name="T4">: character</text:span></text:span><text:span text:style-name="Police_20_par_20_défaut"><text:span text:style-name="T8">)</text:span></text:span><text:span text:style-name="Police_20_par_20_défaut"><text:span text:style-name="T4">: TransactionSet</text:span></text:span></text:p>
      <text:p text:style-name="P6"><text:span text:style-name="Police_20_par_20_défaut"><text:span text:style-name="T5"><draw:frame draw:style-name="fr2" draw:name="Objet30" text:anchor-type="as-char" svg:width="0.439cm" style:rel-width="scale" svg:height="0.467cm" style:rel-height="scale" draw:z-index="33"><draw:object xlink:href="./Object 30" xlink:type="simple" xlink:show="embed" xlink:actuate="onLoad"/><draw:image xlink:href="./ObjectReplacements/Object 30" xlink:type="simple" xlink:show="embed" xlink:actuate="onLoad"/><svg:desc>formule</svg:desc></draw:frame></text:span></text:span><text:span text:style-name="Police_20_par_20_défaut"><text:span text:style-name="T5"><text:s/></text:span></text:span><text:span text:style-name="Police_20_par_20_défaut"><text:span text:style-name="T9">prepare_</text:span></text:span><text:span text:style-name="Police_20_par_20_défaut"><text:span text:style-name="T8">itemset_chart(identifiers</text:span></text:span><text:span text:style-name="Police_20_par_20_défaut"><text:span text:style-name="T4">: character, </text:span></text:span><text:span text:style-name="Police_20_par_20_défaut"><text:span text:style-name="T8">length_one</text:span></text:span><text:span text:style-name="Police_20_par_20_défaut"><text:span text:style-name="T4">: logical, </text:span></text:span><text:span text:style-name="Police_20_par_20_défaut"><text:span text:style-name="T8">under</text:span></text:span><text:span text:style-name="Police_20_par_20_défaut"><text:span text:style-name="T4">: character,</text:span></text:span></text:p>
      <text:p text:style-name="P17"><text:span text:style-name="Police_20_par_20_défaut"><text:span text:style-name="T4"><text:s text:c="7"/></text:span></text:span><text:span text:style-name="Police_20_par_20_défaut"><text:span text:style-name="T8">order</text:span></text:span><text:span text:style-name="Police_20_par_20_défaut"><text:span text:style-name="T4">: character</text:span></text:span><text:span text:style-name="Police_20_par_20_défaut"><text:span text:style-name="T8">)</text:span></text:span><text:span text:style-name="Police_20_par_20_défaut"><text:span text:style-name="T4">: list</text:span></text:span></text:p>
      <text:p text:style-name="P3">[["transactions"]]: TransactionSet</text:p>
      <text:p text:style-name="P3">[["itemsets"]]: list(vector)</text:p>
      <text:p text:style-name="P4"><draw:frame draw:style-name="fr1" draw:name="Cadre1" text:anchor-type="paragraph" svg:x="3.799cm" svg:y="-0.101cm" svg:width="7.879cm" svg:height="1.401cm" draw:z-index="17"><draw:text-box><table:table table:name="Tableau6" table:style-name="Tableau6"><table:table-column table:style-name="Tableau6.A"/><table:table-column table:style-name="Tableau6.B"/><table:table-row table:style-name="Tableau6.1"><table:table-cell table:style-name="Tableau6.A1" office:value-type="string"><text:p text:style-name="P10">item</text:p></table:table-cell><table:table-cell table:style-name="Tableau6.B1" office:value-type="string"><text:p text:style-name="P10">label</text:p></table:table-cell></table:table-row><table:table-row table:style-name="Tableau6.1"><table:table-cell table:style-name="Tableau6.A2" office:value-type="string"><text:p text:style-name="P12">character or numeric</text:p></table:table-cell><table:table-cell table:style-name="Tableau6.B2" office:value-type="string"><text:p text:style-name="P12">character or numeric</text:p></table:table-cell></table:table-row></table:table><text:p text:style-name="P2"/></draw:text-box></draw:frame>[["items"]]: data.frame</text:p>
      <text:p text:style-name="P4"/>
      <text:p text:style-name="P3">[["under"]]: vector(character)</text:p>
      <text:p text:style-name="P3">[["over"]]: vector(character)</text:p>
      <text:p text:style-name="P3"/>
      <text:p text:style-name="P6"><text:span text:style-name="Police_20_par_20_défaut"><text:span text:style-name="T5"><draw:frame draw:style-name="fr3" draw:name="Objet29" text:anchor-type="as-char" svg:width="0.439cm" svg:height="0.467cm" draw:z-index="29"><draw:object xlink:href="./Object 31" xlink:type="simple" xlink:show="embed" xlink:actuate="onLoad"/><draw:image xlink:href="./ObjectReplacements/Object 31" xlink:type="simple" xlink:show="embed" xlink:actuate="onLoad"/><svg:desc>formule</svg:desc></draw:frame></text:span></text:span><text:span text:style-name="Police_20_par_20_défaut"><text:span text:style-name="T5"><text:s/></text:span></text:span><text:span text:style-name="Police_20_par_20_défaut"><text:span text:style-name="T8">co_occurrence_chart(items</text:span></text:span><text:span text:style-name="Police_20_par_20_défaut"><text:span text:style-name="T4">: vector, </text:span></text:span><text:span text:style-name="Police_20_par_20_défaut"><text:span text:style-name="T8">co_occ</text:span></text:span><text:span text:style-name="Police_20_par_20_défaut"><text:span text:style-name="T4">: matrix(numeric), </text:span></text:span><text:span text:style-name="Police_20_par_20_défaut"><text:span text:style-name="T8">proportions</text:span></text:span><text:span text:style-name="Police_20_par_20_défaut"><text:span text:style-name="T4">: logical,</text:span></text:span></text:p>
      <text:p text:style-name="P17"><text:span text:style-name="Police_20_par_20_défaut"><text:span text:style-name="T4"><text:s text:c="2"/></text:span></text:span><text:span text:style-name="Police_20_par_20_défaut"><text:span text:style-name="T8">min_occ</text:span></text:span><text:span text:style-name="Police_20_par_20_défaut"><text:span text:style-name="T4">: numeric,</text:span></text:span><text:span text:style-name="Police_20_par_20_défaut"><text:span text:style-name="T8"> max_occ</text:span></text:span><text:span text:style-name="Police_20_par_20_défaut"><text:span text:style-name="T4">: numeric, </text:span></text:span><text:span text:style-name="Police_20_par_20_défaut"><text:span text:style-name="T8">vertex_size</text:span></text:span><text:span text:style-name="Police_20_par_20_défaut"><text:span text:style-name="T4">: numeric,</text:span></text:span></text:p>
      <text:p text:style-name="P17"><text:span text:style-name="Police_20_par_20_défaut"><text:span text:style-name="T4"><text:s text:c="2"/></text:span></text:span><text:span text:style-name="Police_20_par_20_défaut"><text:span text:style-name="T8">vertex_alpha</text:span></text:span><text:span text:style-name="Police_20_par_20_défaut"><text:span text:style-name="T4">: numeric,</text:span></text:span><text:span text:style-name="Police_20_par_20_défaut"><text:span text:style-name="T8"> vertex_margin</text:span></text:span><text:span text:style-name="Police_20_par_20_défaut"><text:span text:style-name="T4">: numeric,</text:span></text:span><text:span text:style-name="Police_20_par_20_défaut"><text:span text:style-name="T8"> label_size</text:span></text:span><text:span text:style-name="Police_20_par_20_défaut"><text:span text:style-name="T4">: numeric,</text:span></text:span></text:p>
      <text:p text:style-name="P17"><text:span text:style-name="Police_20_par_20_défaut"><text:span text:style-name="T8"><text:s text:c="2"/>label_margin</text:span></text:span><text:span text:style-name="Police_20_par_20_défaut"><text:span text:style-name="T4">: numeric, </text:span></text:span><text:span text:style-name="Police_20_par_20_défaut"><text:span text:style-name="T8">edge_looseness</text:span></text:span><text:span text:style-name="Police_20_par_20_défaut"><text:span text:style-name="T4">: numeric, </text:span></text:span><text:span text:style-name="Police_20_par_20_défaut"><text:span text:style-name="T8">edge_alpha</text:span></text:span><text:span text:style-name="Police_20_par_20_défaut"><text:span text:style-name="T4">: numeric,</text:span></text:span></text:p>
      <text:p text:style-name="P17"><text:span text:style-name="Police_20_par_20_défaut"><text:span text:style-name="T8"><text:s text:c="2"/>palette</text:span></text:span><text:span text:style-name="Police_20_par_20_défaut"><text:span text:style-name="T4">: character or numeric,</text:span></text:span><text:span text:style-name="Police_20_par_20_défaut"><text:span text:style-name="T8"> palette_direction</text:span></text:span><text:span text:style-name="Police_20_par_20_défaut"><text:span text:style-name="T4">: numeric</text:span></text:span><text:span text:style-name="Police_20_par_20_défaut"><text:span text:style-name="T8">)</text:span></text:span><text:span text:style-name="Police_20_par_20_défaut"><text:span text:style-name="T4">: ggplot2 graph</text:span></text:span></text:p>
      <text:p text:style-name="P3"/>
      <text:p text:style-name="P6"><text:span text:style-name="Police_20_par_20_défaut"><text:span text:style-name="T5"><draw:frame draw:style-name="fr2" draw:name="Objet31" text:anchor-type="as-char" svg:width="0.439cm" style:rel-width="scale" svg:height="0.467cm" style:rel-height="scale" draw:z-index="31"><draw:object xlink:href="./Object 32" xlink:type="simple" xlink:show="embed" xlink:actuate="onLoad"/><draw:image xlink:href="./ObjectReplacements/Object 32" xlink:type="simple" xlink:show="embed" xlink:actuate="onLoad"/><svg:desc>formule</svg:desc></draw:frame></text:span></text:span><text:span text:style-name="Police_20_par_20_défaut"><text:span text:style-name="T5"><text:s/></text:span></text:span><text:span text:style-name="Police_20_par_20_défaut"><text:span text:style-name="T8">has_temporal_data(): </text:span></text:span><text:span text:style-name="Police_20_par_20_défaut"><text:span text:style-name="T4">logical</text:span></text:span></text:p>
      <text:p text:style-name="P6"><text:span text:style-name="Police_20_par_20_défaut"><text:span text:style-name="T6"><draw:frame draw:style-name="fr2" draw:name="Objet32" text:anchor-type="as-char" svg:width="0.439cm" style:rel-width="scale" svg:height="0.467cm" style:rel-height="scale" draw:z-index="32"><draw:object xlink:href="./Object 33" xlink:type="simple" xlink:show="embed" xlink:actuate="onLoad"/><draw:image xlink:href="./ObjectReplacements/Object 33" xlink:type="simple" xlink:show="embed" xlink:actuate="onLoad"/><svg:desc>formule</svg:desc></draw:frame></text:span></text:span><text:span text:style-name="Police_20_par_20_défaut"><text:span text:style-name="T6"><text:s/></text:span></text:span><text:span text:style-name="Police_20_par_20_défaut"><text:span text:style-name="T8">get_items(items</text:span></text:span><text:span text:style-name="Police_20_par_20_défaut"><text:span text:style-name="T4">: character or vector</text:span></text:span><text:span text:style-name="Police_20_par_20_défaut"><text:span text:style-name="T8">)</text:span></text:span><text:span text:style-name="Police_20_par_20_défaut"><text:span text:style-name="T4">: vector</text:span></text:span></text:p>
      <text:p text:style-name="P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Yu Mincho" svg:font-family="'Yu Mincho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  <style:font-face style:name="Yu Gothic Light" svg:font-family="'Yu Gothic Light'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fr" fo:country="FR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fr" fo:country="FR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margin-top="0cm" fo:margin-bottom="0.071cm" style:contextual-spacing="false" fo:hyphenation-ladder-count="no-limit"/>
      <style:text-properties fo:hyphenate="false" loext:hyphenation-no-caps="false"/>
    </style:style>
    <style:style style:name="Heading" style:family="paragraph" style:parent-style-name="Normal" style:next-style-name="Normal" style:class="text">
      <style:paragraph-properties fo:margin-top="0cm" fo:margin-bottom="0cm" style:contextual-spacing="true" fo:line-height="100%" fo:hyphenation-ladder-count="no-limit"/>
      <style:text-properties style:font-name="Calibri Light" fo:font-family="'Calibri Light'" style:font-family-generic="swiss" style:font-pitch="variable" fo:font-size="28pt" fo:letter-spacing="-0.018cm" style:letter-kerning="true" style:font-name-asian="Yu Gothic Light" style:font-family-asian="'Yu Gothic Light'" style:font-family-generic-asian="swiss" style:font-pitch-asian="variable" style:font-size-asian="28pt" style:font-name-complex="Times New Roman" style:font-family-complex="'Times New Roman'" style:font-family-generic-complex="roman" style:font-pitch-complex="variable" style:font-size-complex="28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Normal" style:class="extra">
      <style:paragraph-properties fo:margin-top="0cm" fo:margin-bottom="0cm" style:contextual-spacing="false" fo:line-height="100%"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 loext:hyphenation-no-caps="false"/>
    </style:style>
    <style:style style:name="Footer" style:family="paragraph" style:parent-style-name="Normal" style:class="extra">
      <style:paragraph-properties fo:margin-top="0cm" fo:margin-bottom="0cm" style:contextual-spacing="false" fo:line-height="100%"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 loext:hyphenation-no-caps="false"/>
    </style:style>
    <style:style style:name="Paragraphe_20_de_20_liste" style:display-name="Paragraphe de liste" style:family="paragraph" style:parent-style-name="Normal">
      <style:paragraph-properties fo:margin-left="1.27cm" fo:margin-right="0cm" fo:margin-top="0cm" fo:margin-bottom="0.282cm" style:contextual-spacing="true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Texte_20_de_20_bulles" style:display-name="Texte de bulles" style:family="paragraph" style:parent-style-name="Normal">
      <style:paragraph-properties fo:margin-top="0cm" fo:margin-bottom="0cm" style:contextual-spacing="false" fo:line-height="100%"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loext:hyphenation-no-caps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rame_20_contents" style:display-name="Frame contents" style:family="paragraph" style:parent-style-name="Standard" style:class="extra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cm" fo:margin-bottom="0.4cm" style:contextual-spacing="true" fo:line-height="115%" style:page-number="auto"/>
      <style:text-properties fo:font-size="24pt" fo:language="en" fo:country="US" fo:font-weight="250" style:font-size-asian="24pt" style:font-weight-asian="bold" style:font-size-complex="24pt" style:font-weight-complex="bold"/>
    </style:style>
    <style:style style:name="Title" style:family="paragraph" style:parent-style-name="Heading" style:next-style-name="Text_20_body" style:class="chapter" style:master-page-name="">
      <style:paragraph-properties fo:margin-top="1cm" fo:margin-bottom="0.199cm" style:contextual-spacing="true" fo:line-height="100%" fo:text-align="center" style:justify-single-word="false" style:page-number="auto">
        <style:tab-stops/>
      </style:paragraph-properties>
      <style:text-properties fo:font-size="28pt" fo:language="en" fo:country="US" fo:font-weight="bold" style:font-size-asian="28pt" style:font-weight-asian="bold" style:font-size-complex="28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olice_20_par_20_défaut" style:display-name="Police par défaut" style:family="text"/>
    <style:style style:name="Titre_20_Car" style:display-name="Titre Car" style:family="text" style:parent-style-name="Police_20_par_20_défaut">
      <style:text-properties style:font-name="Calibri Light" fo:font-family="'Calibri Light'" style:font-family-generic="swiss" style:font-pitch="variable" fo:font-size="28pt" fo:letter-spacing="-0.018cm" style:letter-kerning="true" style:font-name-asian="Yu Gothic Light" style:font-family-asian="'Yu Gothic Light'" style:font-family-generic-asian="swiss" style:font-pitch-asian="variable" style:font-size-asian="28pt" style:font-name-complex="Times New Roman" style:font-family-complex="'Times New Roman'" style:font-family-generic-complex="roman" style:font-pitch-complex="variable" style:font-size-complex="28pt"/>
    </style:style>
    <style:style style:name="En-tête_20_Car" style:display-name="En-tête Car" style:family="text" style:parent-style-name="Police_20_par_20_défaut"/>
    <style:style style:name="Pied_20_de_20_page_20_Car" style:display-name="Pied de page Car" style:family="text" style:parent-style-name="Police_20_par_20_défaut"/>
    <style:style style:name="Texte_20_de_20_bulles_20_Car" style:display-name="Texte de bulles Car" style:family="text" style:parent-style-name="Police_20_par_20_défau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exte_20_de_20_l_27_espace_20_réservé" style:display-name="Texte de l'espace réservé" style:family="text" style:parent-style-name="Police_20_par_20_défaut">
      <style:text-properties fo:color="#808080" loext:opacity="100%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Footer">
      <style:text-properties fo:color="#808080" loext:opacity="100%" fo:language="en" fo:country="US" officeooo:rsid="001b3f4d" officeooo:paragraph-rsid="001b3f4d"/>
    </style:style>
    <style:style style:name="MP2" style:family="paragraph">
      <style:paragraph-properties fo:text-align="center"/>
    </style:style>
    <style:style style:name="MT1" style:family="text">
      <style:text-properties officeooo:rsid="001c1c5b"/>
    </style:style>
    <style:style style:name="MT2" style:family="text">
      <style:text-properties fo:color="#000000" loext:opacity="100%" officeooo:rsid="001c1c5b"/>
    </style:style>
    <style:style style:name="Mgr1" style:family="graphic">
      <style:graphic-properties svg:stroke-width="0.019cm" svg:stroke-color="#000000" draw:marker-start-width="0.33cm" draw:marker-end-width="0.33cm" draw:textarea-horizontal-align="center" draw:textarea-vertical-align="middle" fo:padding-top="-0.006cm" fo:padding-bottom="-0.006cm" fo:padding-left="-0.006cm" fo:padding-right="-0.00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.249cm" fo:margin-bottom="1.249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7cm" fo:margin-left="0cm" fo:margin-right="0cm" fo:margin-top="0.6cm" fo:background-color="transparent" style:dynamic-spacing="false" draw:fill="none" draw:fill-color="#5b9bd5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  <style:master-page style:name="MP0" style:page-layout-name="Mpm2">
      <style:footer>
        <text:p text:style-name="MP1"><draw:line text:anchor-type="paragraph" draw:z-index="16" draw:name="Forme1" draw:style-name="Mgr1" draw:text-style-name="MP2" svg:x1="0.03cm" svg:y1="-0.229cm" svg:x2="5.33cm" svg:y2="-0.229cm"><text:p/></draw:line>Last update: <text:span text:style-name="MT1">2021-12-02<text:tab/><text:tab/></text:span><text:span text:style-name="MT2"><text:page-number text:select-page="current">2</text:page-number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5.2$Windows_X86_64 LibreOffice_project/64390860c6cd0aca4beafafcfd84613dd9dfb63a</meta:generator>
    <dc:title/>
    <meta:initial-creator>Gauthier MAGNIN</meta:initial-creator>
    <meta:creation-date>2021-12-02T13:58:00Z</meta:creation-date>
    <dc:date>2021-12-02T23:51:46.436000000</dc:date>
    <meta:print-date>2021-01-05T13:41:00Z</meta:print-date>
    <meta:editing-cycles>253</meta:editing-cycles>
    <meta:editing-duration>PT4H10M22S</meta:editing-duration>
    <meta:document-statistic meta:table-count="5" meta:image-count="0" meta:object-count="33" meta:page-count="2" meta:paragraph-count="84" meta:word-count="294" meta:character-count="2871" meta:non-whitespace-character-count="2563"/>
    <meta:template xlink:type="simple" xlink:actuate="onRequest" xlink:title="" xlink:href="Normal.dotm"/>
  </office:meta>
</office:document-meta>
</file>

<file path=Object 1/content.xml><?xml version="1.0" encoding="utf-8"?>
<math xmlns="http://www.w3.org/1998/Math/MathML" display="block">
  <semantics>
    <mi>T</mi>
    <annotation encoding="StarMath 5.0">T
</annotation>
  </semantics>
</math>
</file>

<file path=Object 10/content.xml><?xml version="1.0" encoding="utf-8"?>
<math xmlns="http://www.w3.org/1998/Math/MathML" display="block">
  <semantics>
    <mtext>+</mtext>
    <annotation encoding="StarMath 5.0">"+"</annotation>
  </semantics>
</math>
</file>

<file path=Object 11/content.xml><?xml version="1.0" encoding="utf-8"?>
<math xmlns="http://www.w3.org/1998/Math/MathML" display="block">
  <semantics>
    <mtext>+</mtext>
    <annotation encoding="StarMath 5.0">"+"</annotation>
  </semantics>
</math>
</file>

<file path=Object 12/content.xml><?xml version="1.0" encoding="utf-8"?>
<math xmlns="http://www.w3.org/1998/Math/MathML" display="block">
  <semantics>
    <mtext>+</mtext>
    <annotation encoding="StarMath 5.0">"+"</annotation>
  </semantics>
</math>
</file>

<file path=Object 13/content.xml><?xml version="1.0" encoding="utf-8"?>
<math xmlns="http://www.w3.org/1998/Math/MathML" display="block">
  <semantics>
    <mtext>+</mtext>
    <annotation encoding="StarMath 5.0">"+"</annotation>
  </semantics>
</math>
</file>

<file path=Object 14/content.xml><?xml version="1.0" encoding="utf-8"?>
<math xmlns="http://www.w3.org/1998/Math/MathML" display="block">
  <semantics>
    <mtext>+</mtext>
    <annotation encoding="StarMath 5.0">"+"</annotation>
  </semantics>
</math>
</file>

<file path=Object 15/content.xml><?xml version="1.0" encoding="utf-8"?>
<math xmlns="http://www.w3.org/1998/Math/MathML" display="block">
  <semantics>
    <mtext>+</mtext>
    <annotation encoding="StarMath 5.0">"+"</annotation>
  </semantics>
</math>
</file>

<file path=Object 16/content.xml><?xml version="1.0" encoding="utf-8"?>
<math xmlns="http://www.w3.org/1998/Math/MathML" display="block">
  <semantics>
    <mtext>+</mtext>
    <annotation encoding="StarMath 5.0">"+"</annotation>
  </semantics>
</math>
</file>

<file path=Object 17/content.xml><?xml version="1.0" encoding="utf-8"?>
<math xmlns="http://www.w3.org/1998/Math/MathML" display="block">
  <semantics>
    <mtext>+</mtext>
    <annotation encoding="StarMath 5.0">"+"</annotation>
  </semantics>
</math>
</file>

<file path=Object 18/content.xml><?xml version="1.0" encoding="utf-8"?>
<math xmlns="http://www.w3.org/1998/Math/MathML" display="block">
  <semantics>
    <mtext>+</mtext>
    <annotation encoding="StarMath 5.0">"+"</annotation>
  </semantics>
</math>
</file>

<file path=Object 19/content.xml><?xml version="1.0" encoding="utf-8"?>
<math xmlns="http://www.w3.org/1998/Math/MathML" display="block">
  <semantics>
    <mtext>+</mtext>
    <annotation encoding="StarMath 5.0">"+"</annotation>
  </semantics>
</math>
</file>

<file path=Object 2/content.xml><?xml version="1.0" encoding="utf-8"?>
<math xmlns="http://www.w3.org/1998/Math/MathML" display="block">
  <semantics>
    <mi>N</mi>
    <annotation encoding="StarMath 5.0">N</annotation>
  </semantics>
</math>
</file>

<file path=Object 20/content.xml><?xml version="1.0" encoding="utf-8"?>
<math xmlns="http://www.w3.org/1998/Math/MathML" display="block">
  <semantics>
    <mtext>+</mtext>
    <annotation encoding="StarMath 5.0">"+"</annotation>
  </semantics>
</math>
</file>

<file path=Object 21/content.xml><?xml version="1.0" encoding="utf-8"?>
<math xmlns="http://www.w3.org/1998/Math/MathML" display="block">
  <semantics>
    <mtext>+</mtext>
    <annotation encoding="StarMath 5.0">"+"</annotation>
  </semantics>
</math>
</file>

<file path=Object 22/content.xml><?xml version="1.0" encoding="utf-8"?>
<math xmlns="http://www.w3.org/1998/Math/MathML" display="block">
  <semantics>
    <mtext>+</mtext>
    <annotation encoding="StarMath 5.0">"+"</annotation>
  </semantics>
</math>
</file>

<file path=Object 23/content.xml><?xml version="1.0" encoding="utf-8"?>
<math xmlns="http://www.w3.org/1998/Math/MathML" display="block">
  <semantics>
    <mtext>+</mtext>
    <annotation encoding="StarMath 5.0">"+"</annotation>
  </semantics>
</math>
</file>

<file path=Object 24/content.xml><?xml version="1.0" encoding="utf-8"?>
<math xmlns="http://www.w3.org/1998/Math/MathML" display="block">
  <semantics>
    <mtext>+</mtext>
    <annotation encoding="StarMath 5.0">"+"</annotation>
  </semantics>
</math>
</file>

<file path=Object 25/content.xml><?xml version="1.0" encoding="utf-8"?>
<math xmlns="http://www.w3.org/1998/Math/MathML" display="block">
  <semantics>
    <mtext>+</mtext>
    <annotation encoding="StarMath 5.0">"+"</annotation>
  </semantics>
</math>
</file>

<file path=Object 26/content.xml><?xml version="1.0" encoding="utf-8"?>
<math xmlns="http://www.w3.org/1998/Math/MathML" display="block">
  <semantics>
    <mtext>+</mtext>
    <annotation encoding="StarMath 5.0">"+"</annotation>
  </semantics>
</math>
</file>

<file path=Object 27/content.xml><?xml version="1.0" encoding="utf-8"?>
<math xmlns="http://www.w3.org/1998/Math/MathML" display="block">
  <semantics>
    <mtext>+</mtext>
    <annotation encoding="StarMath 5.0">"+"</annotation>
  </semantics>
</math>
</file>

<file path=Object 28/content.xml><?xml version="1.0" encoding="utf-8"?>
<math xmlns="http://www.w3.org/1998/Math/MathML" display="block">
  <semantics>
    <mtext>+</mtext>
    <annotation encoding="StarMath 5.0">"+"</annotation>
  </semantics>
</math>
</file>

<file path=Object 29/content.xml><?xml version="1.0" encoding="utf-8"?>
<math xmlns="http://www.w3.org/1998/Math/MathML" display="block">
  <semantics>
    <mtext>+</mtext>
    <annotation encoding="StarMath 5.0">"+"</annotation>
  </semantics>
</math>
</file>

<file path=Object 3/content.xml><?xml version="1.0" encoding="utf-8"?>
<math xmlns="http://www.w3.org/1998/Math/MathML" display="block">
  <semantics>
    <mtext>+</mtext>
    <annotation encoding="StarMath 5.0">"+"</annotation>
  </semantics>
</math>
</file>

<file path=Object 30/content.xml><?xml version="1.0" encoding="utf-8"?>
<math xmlns="http://www.w3.org/1998/Math/MathML" display="block">
  <semantics>
    <mtext>−</mtext>
    <annotation encoding="StarMath 5.0">"−"</annotation>
  </semantics>
</math>
</file>

<file path=Object 31/content.xml><?xml version="1.0" encoding="utf-8"?>
<math xmlns="http://www.w3.org/1998/Math/MathML" display="block">
  <semantics>
    <mtext>+</mtext>
    <annotation encoding="StarMath 5.0">"+"</annotation>
  </semantics>
</math>
</file>

<file path=Object 32/content.xml><?xml version="1.0" encoding="utf-8"?>
<math xmlns="http://www.w3.org/1998/Math/MathML" display="block">
  <semantics>
    <mtext>−</mtext>
    <annotation encoding="StarMath 5.0">"−"</annotation>
  </semantics>
</math>
</file>

<file path=Object 33/content.xml><?xml version="1.0" encoding="utf-8"?>
<math xmlns="http://www.w3.org/1998/Math/MathML" display="block">
  <semantics>
    <mtext>−</mtext>
    <annotation encoding="StarMath 5.0">"−"</annotation>
  </semantics>
</math>
</file>

<file path=Object 4/content.xml><?xml version="1.0" encoding="utf-8"?>
<math xmlns="http://www.w3.org/1998/Math/MathML" display="block">
  <semantics>
    <mtext>−</mtext>
    <annotation encoding="StarMath 5.0">"−"</annotation>
  </semantics>
</math>
</file>

<file path=Object 5/content.xml><?xml version="1.0" encoding="utf-8"?>
<math xmlns="http://www.w3.org/1998/Math/MathML" display="block">
  <semantics>
    <mtext>+</mtext>
    <annotation encoding="StarMath 5.0">"+"</annotation>
  </semantics>
</math>
</file>

<file path=Object 6/content.xml><?xml version="1.0" encoding="utf-8"?>
<math xmlns="http://www.w3.org/1998/Math/MathML" display="block">
  <semantics>
    <mstyle color="white">
      <mstyle mathvariant="bold">
        <mi>N</mi>
      </mstyle>
    </mstyle>
    <annotation encoding="StarMath 5.0">color white bold N</annotation>
  </semantics>
</math>
</file>

<file path=Object 7/content.xml><?xml version="1.0" encoding="utf-8"?>
<math xmlns="http://www.w3.org/1998/Math/MathML" display="block">
  <semantics>
    <mstyle color="white">
      <mstyle mathvariant="bold">
        <mi>N</mi>
      </mstyle>
    </mstyle>
    <annotation encoding="StarMath 5.0">color white bold N</annotation>
  </semantics>
</math>
</file>

<file path=Object 8/content.xml><?xml version="1.0" encoding="utf-8"?>
<math xmlns="http://www.w3.org/1998/Math/MathML" display="block">
  <semantics>
    <mstyle color="white">
      <mstyle mathvariant="bold">
        <mi>N</mi>
      </mstyle>
    </mstyle>
    <annotation encoding="StarMath 5.0">color white bold{N}</annotation>
  </semantics>
</math>
</file>

<file path=Object 9/content.xml><?xml version="1.0" encoding="utf-8"?>
<math xmlns="http://www.w3.org/1998/Math/MathML" display="block">
  <semantics>
    <mtext>+</mtext>
    <annotation encoding="StarMath 5.0">"+"</annotation>
  </semantics>
</math>
</file>